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94a" officeooo:paragraph-rsid="0012194a" style:font-weight-asian="bold" style:font-weight-complex="bold"/>
    </style:style>
    <style:style style:name="P2" style:family="paragraph" style:parent-style-name="Standard">
      <style:text-properties officeooo:rsid="001967e4" officeooo:paragraph-rsid="0013b4d9"/>
    </style:style>
    <style:style style:name="P3" style:family="paragraph" style:parent-style-name="Standard">
      <style:text-properties fo:font-weight="bold" officeooo:rsid="0012194a" officeooo:paragraph-rsid="0013b4d9" style:font-weight-asian="bold" style:font-weight-complex="bold"/>
    </style:style>
    <style:style style:name="T1" style:family="text">
      <style:text-properties officeooo:rsid="001d9a99"/>
    </style:style>
    <style:style style:name="T2" style:family="text">
      <style:text-properties officeooo:rsid="001cf138"/>
    </style:style>
    <style:style style:name="T3" style:family="text">
      <style:text-properties officeooo:rsid="001413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jet Final Gestion de Stocks</text:span> : </text:p>
      <text:p text:style-name="P1"/>
      <text:p text:style-name="P2">Adresse github :</text:p>
      <text:p text:style-name="P2"/>
      <text:p text:style-name="P2"><text:a xlink:type="simple" xlink:href="https://github.com/fokanendapascal/inventory-management-system" text:style-name="Internet_20_link" text:visited-style-name="Visited_20_Internet_20_Link">https://github.com/fokanendapascal/inventory-management-system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59:23.702520870</meta:creation-date>
    <dc:date>2025-11-29T18:42:54.543483917</dc:date>
    <meta:editing-duration>PT15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0" meta:character-count="111" meta:non-whitespace-character-count="103"/>
  </office:meta>
</office:document-meta>
</file>